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Monospace" svg:font-family="Monospace" style:font-pitch="fixed"/>
    <style:font-face style:name="Courier New1" svg:font-family="'Courier New'" style:font-family-generic="modern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>
      <style:table-properties style:width="15.49cm" table:align="left" style:writing-mode="lr-tb"/>
    </style:style>
    <style:style style:name="Таблица3.A" style:family="table-column">
      <style:table-column-properties style:column-width="5.846cm"/>
    </style:style>
    <style:style style:name="Таблица3.B" style:family="table-column">
      <style:table-column-properties style:column-width="9.645cm"/>
    </style:style>
    <style:style style:name="Таблица3.A1" style:family="table-cell">
      <style:table-cell-properties fo:padding="0.097cm" fo:border="none"/>
    </style:style>
    <style:style style:name="Таблица3.4" style:family="table-row">
      <style:table-row-properties style:keep-together="false" fo:keep-together="always"/>
    </style:style>
    <style:style style:name="Таблица3.B7" style:family="table-cell" style:data-style-name="N0">
      <style:table-cell-properties fo:padding="0.097cm" fo:border="none"/>
    </style:style>
    <style:style style:name="Таблица4" style:family="table">
      <style:table-properties style:width="15.501cm" table:align="margins" style:writing-mode="lr-tb"/>
    </style:style>
    <style:style style:name="Таблица4.A" style:family="table-column">
      <style:table-column-properties style:column-width="6.1cm" style:rel-column-width="25785*"/>
    </style:style>
    <style:style style:name="Таблица4.B" style:family="table-column">
      <style:table-column-properties style:column-width="9.402cm" style:rel-column-width="39750*"/>
    </style:style>
    <style:style style:name="Таблица4.A1" style:family="table-cell">
      <style:table-cell-properties fo:padding="0.097cm" fo:border="none"/>
    </style:style>
    <style:style style:name="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3">
      <style:text-properties fo:language="ru" fo:country="RU"/>
    </style:style>
    <style:style style:name="P5" style:family="paragraph" style:parent-style-name="Текст_20_абазца">
      <style:text-properties fo:language="ru" fo:country="RU"/>
    </style:style>
    <style:style style:name="P6" style:family="paragraph" style:parent-style-name="Текст_20_абазца">
      <style:text-properties fo:language="ru" fo:country="RU" officeooo:paragraph-rsid="000b6111"/>
    </style:style>
    <style:style style:name="P7" style:family="paragraph" style:parent-style-name="Текст_20_абазца">
      <style:text-properties officeooo:paragraph-rsid="0008febe"/>
    </style:style>
    <style:style style:name="P8" style:family="paragraph" style:parent-style-name="Текст_20_абазца">
      <style:text-properties officeooo:paragraph-rsid="000b6111"/>
    </style:style>
    <style:style style:name="P9" style:family="paragraph" style:parent-style-name="Text_20_body">
      <style:paragraph-properties fo:text-align="start" style:justify-single-word="false" style:writing-mode="lr-tb"/>
      <style:text-properties style:font-name="Verdana" fo:font-size="48pt" fo:language="en" fo:country="US" fo:font-style="italic" fo:font-weight="bold" style:font-size-asian="48pt" style:font-style-asian="italic" style:font-weight-asian="bold" style:font-name-complex="Courier New" style:font-style-complex="italic" style:font-weight-complex="bold"/>
    </style:style>
    <style:style style:name="P10" style:family="paragraph" style:parent-style-name="Text_20_body">
      <style:paragraph-properties fo:text-align="center" style:justify-single-word="false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11" style:family="paragraph" style:parent-style-name="Text_20_body">
      <style:paragraph-properties fo:text-align="start" style:justify-single-word="false" style:writing-mode="lr-tb"/>
      <style:text-properties style:font-name="Verdana" fo:font-size="14pt" fo:language="en" fo:country="US" fo:font-style="italic" fo:font-weight="bold" style:font-size-asian="16.7999992370605pt" style:font-style-asian="italic" style:font-weight-asian="bold" style:font-name-complex="Courier New" style:font-size-complex="16.7999992370605pt" style:font-style-complex="italic" style:font-weight-complex="bold"/>
    </style:style>
    <style:style style:name="P12" style:family="paragraph" style:parent-style-name="Text_20_body">
      <style:paragraph-properties fo:text-align="center" style:justify-single-word="false" style:writing-mode="lr-tb"/>
      <style:text-properties style:font-name="Georgia" fo:font-size="24pt" fo:font-weight="bold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start" style:justify-single-word="false" style:writing-mode="lr-tb"/>
    </style:style>
    <style:style style:name="P14" style:family="paragraph" style:parent-style-name="Standard">
      <style:paragraph-properties fo:text-align="center" style:justify-single-word="false" style:writing-mode="lr-tb"/>
      <style:text-properties style:font-name="Georgia" fo:font-size="18pt" style:text-underline-style="none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center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center" style:justify-single-word="false" style:writing-mode="lr-tb"/>
      <style:text-properties style:font-name="Georgia" fo:font-size="14pt" fo:font-style="italic" fo:font-weight="bold" style:font-size-asian="16.7999992370605pt" style:font-style-asian="italic" style:font-weight-asian="bold" style:font-size-complex="16.7999992370605pt" style:font-style-complex="italic" style:font-weight-complex="bold"/>
    </style:style>
    <style:style style:name="P18" style:family="paragraph" style:parent-style-name="Standard">
      <style:paragraph-properties fo:text-align="center" style:justify-single-word="false" style:writing-mode="lr-tb"/>
    </style:style>
    <style:style style:name="P19" style:family="paragraph" style:parent-style-name="Текст_20_абазца">
      <style:paragraph-properties style:writing-mode="lr-tb"/>
    </style:style>
    <style:style style:name="P20" style:family="paragraph" style:parent-style-name="Текст_20_абазца">
      <style:paragraph-properties style:writing-mode="lr-tb"/>
      <style:text-properties fo:language="ru" fo:country="RU"/>
    </style:style>
    <style:style style:name="P21" style:family="paragraph" style:parent-style-name="Text_20_body">
      <style:paragraph-properties fo:margin-left="2.425cm" fo:margin-right="0cm" fo:text-align="start" style:justify-single-word="false" fo:text-indent="0cm" style:auto-text-indent="false" style:writing-mode="lr-tb"/>
      <style:text-properties style:font-name="Georgia"/>
    </style:style>
    <style:style style:name="P22" style:family="paragraph" style:parent-style-name="Text_20_body">
      <style:paragraph-properties fo:margin-left="0.034cm" fo:margin-right="0cm" fo:text-align="center" style:justify-single-word="false" fo:text-indent="0cm" style:auto-text-indent="false" style:writing-mode="lr-tb"/>
      <style:text-properties style:font-name="Georgia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paragraph-properties fo:text-align="center" style:justify-single-word="false" fo:break-before="page" style:writing-mode="lr-tb"/>
    </style:style>
    <style:style style:name="P24" style:family="paragraph" style:parent-style-name="Текст_20_абазца">
      <style:paragraph-properties fo:margin-left="0.88cm" fo:margin-right="0.025cm" fo:text-indent="0.021cm" style:auto-text-indent="false"/>
    </style:style>
    <style:style style:name="P25" style:family="paragraph" style:parent-style-name="Текст_20_абазца">
      <style:paragraph-properties fo:margin-left="0.88cm" fo:margin-right="0.025cm" fo:text-align="start" style:justify-single-word="false" fo:text-indent="0.021cm" style:auto-text-indent="false"/>
    </style:style>
    <style:style style:name="P26" style:family="paragraph" style:parent-style-name="Текст_20_абазца">
      <style:paragraph-properties fo:margin-left="0.88cm" fo:margin-right="0.025cm" fo:orphans="2" fo:widows="2" fo:hyphenation-ladder-count="no-limit" fo:text-indent="0.021cm" style:auto-text-indent="false" style:writing-mode="lr-tb"/>
      <style:text-properties fo:hyphenate="true" fo:hyphenation-remain-char-count="2" fo:hyphenation-push-char-count="2"/>
    </style:style>
    <style:style style:name="P27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hyphenate="true" fo:hyphenation-remain-char-count="2" fo:hyphenation-push-char-count="2"/>
    </style:style>
    <style:style style:name="P28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language="ru" fo:country="RU" fo:hyphenate="true" fo:hyphenation-remain-char-count="2" fo:hyphenation-push-char-count="2"/>
    </style:style>
    <style:style style:name="P29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language="ru" fo:country="RU" officeooo:paragraph-rsid="000ab670" fo:hyphenate="true" fo:hyphenation-remain-char-count="2" fo:hyphenation-push-char-count="2"/>
    </style:style>
    <style:style style:name="P30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language="ru" fo:country="RU" officeooo:paragraph-rsid="000b6111" fo:hyphenate="true" fo:hyphenation-remain-char-count="2" fo:hyphenation-push-char-count="2"/>
    </style:style>
    <style:style style:name="P31" style:family="paragraph" style:parent-style-name="Текст_20_абазца">
      <style:paragraph-properties fo:margin-left="0.351cm" fo:margin-right="0.189cm" fo:text-indent="0cm" style:auto-text-indent="false"/>
    </style:style>
    <style:style style:name="P32" style:family="paragraph" style:parent-style-name="Текст_20_абазца">
      <style:paragraph-properties fo:margin-left="0.351cm" fo:margin-right="0.189cm" fo:text-align="start" style:justify-single-word="false" fo:text-indent="0cm" style:auto-text-indent="false"/>
    </style:style>
    <style:style style:name="P33" style:family="paragraph" style:parent-style-name="Текст_20_абазца" style:master-page-name="">
      <style:paragraph-properties fo:orphans="2" style:page-number="auto"/>
    </style:style>
    <style:style style:name="P34" style:family="paragraph" style:parent-style-name="Standard">
      <style:text-properties style:font-name="Wingdings" fo:font-size="48pt" style:font-size-asian="48pt"/>
    </style:style>
    <style:style style:name="P35" style:family="paragraph" style:parent-style-name="Текст_20_абазца">
      <style:paragraph-properties fo:margin-top="0.711cm" fo:margin-bottom="0.21cm" style:writing-mode="lr-tb"/>
    </style:style>
    <style:style style:name="P36" style:family="paragraph" style:parent-style-name="Текст_20_абазца">
      <style:paragraph-properties fo:margin-top="0.21cm" fo:margin-bottom="0.21cm"/>
    </style:style>
    <style:style style:name="P37" style:family="paragraph" style:parent-style-name="Текст_20_абазца" style:master-page-name="">
      <style:paragraph-properties fo:margin-top="0.61cm" fo:margin-bottom="0.21cm" style:page-number="auto"/>
    </style:style>
    <style:style style:name="P38" style:family="paragraph" style:parent-style-name="Текст_20_абазца">
      <style:paragraph-properties fo:margin-left="0.379cm" fo:margin-right="0.03cm" fo:text-indent="0.019cm" style:auto-text-indent="false"/>
    </style:style>
    <style:style style:name="P39" style:family="paragraph" style:parent-style-name="Текст_20_абазца">
      <style:paragraph-properties fo:margin-left="0.379cm" fo:margin-right="0.03cm" fo:text-align="start" style:justify-single-word="false" fo:text-indent="0.019cm" style:auto-text-indent="false"/>
    </style:style>
    <style:style style:name="P40" style:family="paragraph" style:parent-style-name="Text_20_body">
      <style:paragraph-properties fo:margin-left="4.955cm" fo:margin-right="0cm" fo:text-align="start" style:justify-single-word="false" fo:text-indent="0cm" style:auto-text-indent="false" style:writing-mode="lr-tb"/>
      <style:text-properties style:font-name="Verdana" fo:font-size="40pt" fo:language="en" fo:country="US" fo:font-style="italic" fo:font-weight="bold" style:font-size-asian="42pt" style:font-style-asian="italic" style:font-weight-asian="bold" style:font-name-complex="Courier New" style:font-size-complex="48pt" style:font-style-complex="italic" style:font-weight-complex="bold"/>
    </style:style>
    <style:style style:name="P41" style:family="paragraph" style:parent-style-name="Текст_20_абазца">
      <style:paragraph-properties fo:margin-left="0.499cm" fo:margin-right="0cm" fo:text-indent="0cm" style:auto-text-indent="false"/>
    </style:style>
    <style:style style:name="P42" style:family="paragraph" style:parent-style-name="Текст_20_абазца">
      <style:paragraph-properties fo:margin-left="0.499cm" fo:margin-right="0cm" fo:text-align="start" style:justify-single-word="false" fo:text-indent="0cm" style:auto-text-indent="false"/>
    </style:style>
    <style:style style:name="P43" style:family="paragraph" style:parent-style-name="Текст_20_абазца">
      <style:paragraph-properties fo:margin-left="0.499cm" fo:margin-right="0cm" fo:text-indent="0cm" style:auto-text-indent="false"/>
      <style:text-properties officeooo:paragraph-rsid="0008febe"/>
    </style:style>
    <style:style style:name="P44" style:family="paragraph" style:parent-style-name="Текст_20_абазца">
      <style:paragraph-properties fo:margin-left="0.499cm" fo:margin-right="0cm" fo:text-indent="0cm" style:auto-text-indent="false"/>
      <style:text-properties officeooo:paragraph-rsid="00098d10"/>
    </style:style>
    <style:style style:name="P45" style:family="paragraph" style:parent-style-name="Текст_20_абазца">
      <style:paragraph-properties fo:margin-left="0.499cm" fo:margin-right="0cm" fo:margin-top="0cm" fo:margin-bottom="0cm" fo:text-indent="0cm" style:auto-text-indent="false" style:writing-mode="lr-tb"/>
    </style:style>
    <style:style style:name="P46" style:family="paragraph" style:parent-style-name="Текст_20_абазца">
      <style:paragraph-properties fo:margin-left="0.499cm" fo:margin-right="0cm" fo:margin-top="0cm" fo:margin-bottom="0cm" fo:text-indent="0cm" style:auto-text-indent="false"/>
    </style:style>
    <style:style style:name="P47" style:family="paragraph" style:parent-style-name="Текст_20_абазца">
      <style:paragraph-properties fo:margin-left="0.499cm" fo:margin-right="0cm" fo:margin-top="0cm" fo:margin-bottom="0cm" fo:text-align="start" style:justify-single-word="false" fo:text-indent="0cm" style:auto-text-indent="false"/>
    </style:style>
    <style:style style:name="P48" style:family="paragraph" style:parent-style-name="Text_20_body" style:master-page-name="First_20_Page">
      <style:paragraph-properties fo:text-align="center" style:justify-single-word="false" style:page-number="auto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49" style:family="paragraph" style:parent-style-name="Heading_20_2" style:master-page-name="Right_20_Page">
      <style:paragraph-properties style:page-number="auto"/>
    </style:style>
    <style:style style:name="P50" style:family="paragraph" style:parent-style-name="Heading_20_3">
      <style:text-properties officeooo:rsid="000b6111" officeooo:paragraph-rsid="000b6111"/>
    </style:style>
    <style:style style:name="P51" style:family="paragraph" style:parent-style-name="Текст_20_абазца">
      <style:text-properties officeooo:rsid="000b6111" officeooo:paragraph-rsid="000b6111"/>
    </style:style>
    <style:style style:name="P52" style:family="paragraph" style:parent-style-name="Текст_20_абазца">
      <style:text-properties fo:language="ru" fo:country="RU" officeooo:paragraph-rsid="000ee62b"/>
    </style:style>
    <style:style style:name="P53" style:family="paragraph" style:parent-style-name="Исходный_20_код">
      <style:paragraph-properties>
        <style:tab-stops>
          <style:tab-stop style:position="0.265cm"/>
        </style:tab-stops>
      </style:paragraph-properties>
    </style:style>
    <style:style style:name="P54" style:family="paragraph" style:parent-style-name="Исходный_20_код">
      <style:paragraph-properties>
        <style:tab-stops>
          <style:tab-stop style:position="0.265cm"/>
        </style:tab-stops>
      </style:paragraph-properties>
      <style:text-properties officeooo:paragraph-rsid="000ab670"/>
    </style:style>
    <style:style style:name="P55" style:family="paragraph" style:parent-style-name="Исходный_20_код">
      <style:paragraph-properties>
        <style:tab-stops>
          <style:tab-stop style:position="0.265cm"/>
        </style:tab-stops>
      </style:paragraph-properties>
      <style:text-properties officeooo:rsid="000ab670" officeooo:paragraph-rsid="000ab670"/>
    </style:style>
    <style:style style:name="P56" style:family="paragraph" style:parent-style-name="Исходный_20_код">
      <style:text-properties officeooo:paragraph-rsid="000ab670"/>
    </style:style>
    <style:style style:name="P57" style:family="paragraph" style:parent-style-name="Исходный_20_код">
      <style:text-properties fo:language="ru" fo:country="RU"/>
    </style:style>
    <style:style style:name="P58" style:family="paragraph" style:parent-style-name="Исходный_20_код">
      <style:text-properties fo:language="ru" fo:country="RU" officeooo:paragraph-rsid="000b6111"/>
    </style:style>
    <style:style style:name="P59" style:family="paragraph" style:parent-style-name="Исходный_20_код">
      <style:text-properties fo:language="ru" fo:country="RU" officeooo:rsid="000b6111" officeooo:paragraph-rsid="000b6111"/>
    </style:style>
    <style:style style:name="P60" style:family="paragraph" style:parent-style-name="Исходный_20_код">
      <style:text-properties fo:language="ru" fo:country="RU" officeooo:paragraph-rsid="000ab670"/>
    </style:style>
    <style:style style:name="P61" style:family="paragraph" style:parent-style-name="Исходный_20_код">
      <style:text-properties fo:language="en" fo:country="US"/>
    </style:style>
    <style:style style:name="P62" style:family="paragraph" style:parent-style-name="Исходный_20_код">
      <style:text-properties fo:language="en" fo:country="US" officeooo:paragraph-rsid="000cc8c5"/>
    </style:style>
    <style:style style:name="P63" style:family="paragraph" style:parent-style-name="Исходный_20_код">
      <style:paragraph-properties fo:margin-left="-0.979cm" fo:margin-right="-0.425cm" fo:text-indent="0cm" style:auto-text-indent="false">
        <style:tab-stops>
          <style:tab-stop style:position="0.529cm"/>
          <style:tab-stop style:position="0.914cm"/>
          <style:tab-stop style:position="1.226cm"/>
        </style:tab-stops>
      </style:paragraph-properties>
    </style:style>
    <style:style style:name="P64" style:family="paragraph" style:parent-style-name="Исходный_20_код" style:list-style-name="WW8Num5">
      <style:paragraph-properties fo:margin-left="-0.979cm" fo:margin-right="-0.425cm" fo:text-indent="0cm" style:auto-text-indent="false">
        <style:tab-stops>
          <style:tab-stop style:position="0.529cm"/>
          <style:tab-stop style:position="0.914cm"/>
          <style:tab-stop style:position="1.226cm"/>
        </style:tab-stops>
      </style:paragraph-properties>
    </style:style>
    <style:style style:name="P65" style:family="paragraph" style:parent-style-name="Исходный_20_код">
      <style:paragraph-properties fo:margin-left="-0.979cm" fo:margin-right="-0.425cm" fo:text-indent="0cm" style:auto-text-indent="false">
        <style:tab-stops>
          <style:tab-stop style:position="0.529cm"/>
          <style:tab-stop style:position="0.914cm"/>
          <style:tab-stop style:position="1.226cm"/>
        </style:tab-stops>
      </style:paragraph-properties>
      <style:text-properties officeooo:paragraph-rsid="000ee62b"/>
    </style:style>
    <style:style style:name="P66" style:family="paragraph" style:parent-style-name="Numbering_20_1" style:list-style-name="L1"/>
    <style:style style:name="T1" style:family="text">
      <style:text-properties officeooo:rsid="0008febe"/>
    </style:style>
    <style:style style:name="T2" style:family="text">
      <style:text-properties style:font-name="Courier New" fo:font-style="italic" fo:font-weight="bold" style:font-style-asian="italic" style:font-weight-asian="bold" style:font-name-complex="Courier New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b6111"/>
    </style:style>
    <style:style style:name="T5" style:family="text">
      <style:text-properties fo:font-size="10pt" style:font-size-asian="10.5pt" style:font-size-complex="12pt"/>
    </style:style>
    <style:style style:name="T6" style:family="text">
      <style:text-properties style:font-name="Arial Black" fo:font-size="22pt" style:font-size-asian="22pt"/>
    </style:style>
    <style:style style:name="T7" style:family="text">
      <style:text-properties style:font-name="Arial Black" fo:font-size="22pt" fo:language="en" fo:country="US" style:font-size-asian="22pt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b6111"/>
    </style:style>
    <style:style style:name="T10" style:family="text">
      <style:text-properties style:font-name="Arial1" fo:language="ru" fo:country="RU"/>
    </style:style>
    <style:style style:name="T11" style:family="text">
      <style:text-properties style:use-window-font-color="true" style:font-name-asian="Times New Roman" style:language-complex="ar" style:country-complex="SA"/>
    </style:style>
    <style:style style:name="T12" style:family="text">
      <style:text-properties style:use-window-font-color="true" officeooo:rsid="000ab670" style:font-name-asian="Times New Roman" style:language-complex="ar" style:country-complex="SA"/>
    </style:style>
    <style:style style:name="T13" style:family="text">
      <style:text-properties style:use-window-font-color="true" fo:language="en" fo:country="US" style:font-name-asian="Times New Roman" style:language-complex="ar" style:country-complex="SA"/>
    </style:style>
    <style:style style:name="T14" style:family="text">
      <style:text-properties style:use-window-font-color="true" fo:language="en" fo:country="US" officeooo:rsid="000b6111" style:font-name-asian="Times New Roman" style:language-complex="ar" style:country-complex="SA"/>
    </style:style>
    <style:style style:name="T15" style:family="text">
      <style:text-properties style:use-window-font-color="true" fo:language="en" fo:country="US" officeooo:rsid="000ee62b" style:font-name-asian="Times New Roman" style:language-complex="ar" style:country-complex="SA"/>
    </style:style>
    <style:style style:name="T16" style:family="text">
      <style:text-properties style:use-window-font-color="true" fo:language="ru" fo:country="RU" style:font-name-asian="Times New Roman" style:language-complex="ar" style:country-complex="SA"/>
    </style:style>
    <style:style style:name="T17" style:family="text">
      <style:text-properties style:use-window-font-color="true" style:font-name="Courier New1" fo:language="en" fo:country="US" style:font-name-asian="Times New Roman" style:language-complex="ar" style:country-complex="SA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="Times New Roman" fo:language="ru" fo:country="RU" fo:font-weight="normal" style:font-weight-asian="normal" style:font-weight-complex="normal"/>
    </style:style>
    <style:style style:name="T20" style:family="text">
      <style:text-properties officeooo:rsid="00098d10"/>
    </style:style>
    <style:style style:name="T21" style:family="text">
      <style:text-properties officeooo:rsid="000ab670"/>
    </style:style>
    <style:style style:name="T22" style:family="text">
      <style:text-properties officeooo:rsid="000b6111"/>
    </style:style>
    <style:style style:name="T23" style:family="text">
      <style:text-properties officeooo:rsid="000cc8c5"/>
    </style:style>
    <style:style style:name="T24" style:family="text">
      <style:text-properties officeooo:rsid="000ee62b"/>
    </style:style>
    <style:style style:name="T25" style:family="text"/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p text:style-name="P48"/>
      <text:p text:style-name="P10">MSP430/<text:span text:style-name="T1">GCC</text:span></text:p>
      <text:p text:style-name="P11"/>
      <text:p text:style-name="P9"/>
      <text:p text:style-name="P40">scmRTOS</text:p>
      <text:p text:style-name="P21"/>
      <text:p text:style-name="P12">ОПЕРАЦИОННАЯ СИСТЕМА</text:p>
      <text:p text:style-name="P12">РЕАЛЬНОГО ВРЕМЕНИ</text:p>
      <text:p text:style-name="P13"/>
      <text:p text:style-name="P13"/>
      <text:p text:style-name="P14">для однокристальных</text:p>
      <text:p text:style-name="P14">микроконтроллеров</text:p>
      <text:p text:style-name="P15"/>
      <text:p text:style-name="P22"><text:span text:style-name="T3">Version</text:span> <text:span text:style-name="T3">4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8"><text:span text:style-name="T6">2003-20</text:span><text:span text:style-name="T7">11</text:span></text:p>
      <text:p text:style-name="P23"/>
      <text:h text:style-name="P49" text:outline-level="2">Общие сведения</text:h>
      <text:p text:style-name="Текст_20_абазца"><text:span text:style-name="T8">Процессорное ядро микроконтроллеров семейства </text:span><text:span text:style-name="Имя_20_собственное">MSP430</text:span><text:span text:style-name="T3"> </text:span><text:span text:style-name="T8">фирмы </text:span><text:span text:style-name="Имя_20_собственное">Texas Instruments</text:span><text:span text:style-name="T3"> </text:span>имеет простую, стройную архитектуру, что позволяет реализовать <text:s/>платформеннозависимую часть для него достаточно просто.</text:p>
      <text:p text:style-name="P7">Данный порт предназначен для использования совместно с <text:span text:style-name="T1">msp-gcc (http://mspgcc.sourceforge.net/)</text:span>.</text:p>
      <text:p text:style-name="Текст_20_абазца">В конце настоящего документа будет приведён пример настройки приложения для использования его с портом.</text:p>
      <text:h text:style-name="Heading_20_2" text:outline-level="2">Объекты портирования</text:h>
      <text:p text:style-name="Текст_20_абазца">Ниже приведены значения (с краткими пояснения) макросов, типов и прочих объектов портирования. Более подробно <text:span text:style-name="T8">об объектах портирования</text:span> – см документацию на <text:span text:style-name="T2">scmRTOS</text:span>, глава «Порты».</text:p>
      <text:h text:style-name="Heading_20_3" text:outline-level="3">Макросы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9"><text:span text:style-name="Мнемоника"><text:span text:style-name="T10">Название</text:span></text:span></text:p>
          </table:table-cell>
          <table:table-cell table:style-name="Таблица3.A1" office:value-type="string">
            <text:p text:style-name="P42"><text:span text:style-name="Мнемоника"><text:span text:style-name="T10">Значение</text:span></text:span><text:span text:style-name="Мнемоника"><text:span text:style-name="T10"><text:note text:id="ftn1" text:note-class="footnote"><text:note-citation>1</text:note-citation><text:note-body><text:p text:style-name="Footnote"><text:s/>Если значение макроса пусто, то для обозначения этого используется тег <text:span text:style-name="T3">&lt;None&gt;.</text:span></text:p></text:note-body></text:note></text:span></text:span></text:p>
          </table:table-cell>
        </table:table-row>
        <table:table-row>
          <table:table-cell table:style-name="Таблица3.A1" office:value-type="string">
            <text:p text:style-name="P38"><text:span text:style-name="Мнемоника">INLINE</text:span></text:p>
          </table:table-cell>
          <table:table-cell table:style-name="Таблица3.A1" office:value-type="string">
            <text:p text:style-name="P43"><text:span text:style-name="Мнемоника"><text:span text:style-name="T1">__attribute__((__always_inline__)) inline</text:span></text:span></text:p>
          </table:table-cell>
        </table:table-row>
        <table:table-row>
          <table:table-cell table:style-name="Таблица3.A1" office:value-type="string">
            <text:p text:style-name="P38"><text:span text:style-name="Мнемоника">OS_PROCESS</text:span></text:p>
          </table:table-cell>
          <table:table-cell table:style-name="Таблица3.A1" office:value-type="string">
            <text:p text:style-name="P43"><text:span text:style-name="Мнемоника"><text:span text:style-name="T1">NORETURN</text:span></text:span></text:p>
          </table:table-cell>
        </table:table-row>
        <table:table-row table:style-name="Таблица3.4">
          <table:table-cell table:style-name="Таблица3.A1" office:value-type="string">
            <text:p text:style-name="P38"><text:span text:style-name="Мнемоника">OS_INTERRUPT</text:span></text:p>
          </table:table-cell>
          <table:table-cell table:style-name="Таблица3.A1" office:value-type="string">
            <text:p text:style-name="P44"><text:span text:style-name="Мнемоника">&lt;None&gt;</text:span></text:p>
          </table:table-cell>
        </table:table-row>
        <table:table-row>
          <table:table-cell table:style-name="Таблица3.A1" office:value-type="string">
            <text:p text:style-name="P38"><text:span text:style-name="Мнемоника">DUMMY_INSTR()</text:span></text:p>
          </table:table-cell>
          <table:table-cell table:style-name="Таблица3.A1" office:value-type="string">
            <text:p text:style-name="P44"><text:span text:style-name="Мнемоника"><text:span text:style-name="T20">__asm__ __volatile__ ("nop")</text:span></text:span></text:p>
          </table:table-cell>
        </table:table-row>
        <table:table-row>
          <table:table-cell table:style-name="Таблица3.A1" office:value-type="string">
            <text:p text:style-name="P38"><text:span text:style-name="Мнемоника">SYS_TIMER_CRIT_SECT()</text:span></text:p>
          </table:table-cell>
          <table:table-cell table:style-name="Таблица3.A1" office:value-type="string">
            <text:p text:style-name="P41"><text:span text:style-name="Мнемоника">&lt;None&gt;</text:span></text:p>
          </table:table-cell>
        </table:table-row>
        <text:soft-page-break/>
        <table:table-row>
          <table:table-cell table:style-name="Таблица3.A1" office:value-type="string">
            <text:p text:style-name="P38"><text:span text:style-name="Мнемоника">SEPARATE_RETURN_STACK</text:span></text:p>
          </table:table-cell>
          <table:table-cell table:style-name="Таблица3.B7" office:value-type="float" office:value="0">
            <text:p text:style-name="P41"><text:span text:style-name="Мнемоника">0</text:span></text:p>
          </table:table-cell>
        </table:table-row>
        <table:table-row>
          <table:table-cell table:style-name="Таблица3.A1" office:value-type="string">
            <text:p text:style-name="P38"><text:span text:style-name="Мнемоника">ENABLE_NESTED_INTERRUPTS</text:span></text:p>
          </table:table-cell>
          <table:table-cell table:style-name="Таблица3.A1" office:value-type="string">
            <text:p text:style-name="P45"><text:span text:style-name="Мнемоника">OS::TNestedISRW NestedISRW</text:span></text:p>
            <text:p text:style-name="P47"><text:span text:style-name="Мнемоника"><text:span text:style-name="T19">или</text:span></text:span></text:p>
            <text:p text:style-name="P46"><text:span text:style-name="Мнемоника"><text:s/></text:span><text:span text:style-name="Мнемоника">__enable_interrupt()</text:span></text:p>
          </table:table-cell>
        </table:table-row>
      </table:table>
      <text:p text:style-name="P35">О макросе <text:s/><text:span text:style-name="Мнемоника">ENABLE_NESTED_INTERRUPTS</text:span> следует сказать особо. Макрос определяется на уровне проекта и задаёт поведение кода, разрешающего вложенные прерывания. Этот код является разным для различных схем передачи управления. Для варианта с прямой передачей управления, это просто разрешение прерываний. Для варианта с передачей управления на основе программного прерывания, используется уже знакомый механизм классов-«обёрток», в конструкторах которых производятся требуемые для реализации функционала действия, а в деструкторах – комплементарные им. В частности, в данном случае в конструкторе помимо разрешения прерываний предварительно запрещаются прерывания переключения контекстов, чтобы этого не произошло во время выполнения прерывания.</text:p>
      <text:p text:style-name="P36">Макрос <text:span text:style-name="Мнемоника">ENABLE_NESTED_INTERRUPTS</text:span> используется в обработчике прерываний системного таймера, если вложенные прерывания в обработчике системного таймера разрешены (конфигурационный макрос <text:span text:style-name="Мнемоника">scmRTOS_SYSTIMER_NEST_INTS_ENABLE == 1</text:span>).</text:p>
      <text:h text:style-name="P4" text:outline-level="3">Псевдонимы типов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5"><text:span text:style-name="Мнемоника"><text:span text:style-name="T10">Название</text:span></text:span></text:p>
          </table:table-cell>
          <table:table-cell table:style-name="Таблица4.A1" office:value-type="string">
            <text:p text:style-name="P32"><text:span text:style-name="Мнемоника"><text:span text:style-name="T10">Значение</text:span></text:span></text:p>
          </table:table-cell>
        </table:table-row>
        <table:table-row>
          <table:table-cell table:style-name="Таблица4.A1" office:value-type="string">
            <text:p text:style-name="P24"><text:span text:style-name="Мнемоника">stack_item_t</text:span></text:p>
          </table:table-cell>
          <table:table-cell table:style-name="Таблица4.A1" office:value-type="string">
            <text:p text:style-name="P31"><text:span text:style-name="Мнемоника">uint16_t</text:span></text:p>
          </table:table-cell>
        </table:table-row>
        <table:table-row>
          <table:table-cell table:style-name="Таблица4.A1" office:value-type="string">
            <text:p text:style-name="P26"><text:span text:style-name="Мнемоника"><text:span text:style-name="T11">status_reg_t</text:span></text:span></text:p>
          </table:table-cell>
          <table:table-cell table:style-name="Таблица4.A1" office:value-type="string">
            <text:p text:style-name="P31"><text:span text:style-name="Мнемоника">uint16_t</text:span></text:p>
          </table:table-cell>
        </table:table-row>
      </table:table>
      <text:h text:style-name="Heading_20_3" text:outline-level="3">Пользовательские типы</text:h>
      <text:p text:style-name="P33">Класс-«обёртка» критической секции – см «<text:span text:style-name="Ссылка_20_на_20_название"><text:sequence-ref text:reference-format="text" text:ref-name="refЛистинг0">Листинг 1 – TCritSect</text:sequence-ref></text:span>». <text:span text:style-name="T16">Тут никаких нюансов нет, всё достаточно прозрачно – в конструкторе сохраняется состояние статусного регистра, который помимо всего прочего и управляет прерываниями, затем прерывания </text:span><text:span text:style-name="T16">запрещаются, в деструкторе – значение статусного <text:s/></text:span><text:span text:style-name="T16">регистра восстанавливается. Таким образом, от точки создания объекта и до точки </text:span><text:soft-page-break/><text:span text:style-name="T16">уничтожения прерывания процессора оказываются запрещёнными.</text:span></text:p>
      <text:list xml:id="list1990943779" text:style-name="WW8Num5">
        <text:list-item>
          <text:p text:style-name="P53">class TCritSect</text:p>
        </text:list-item>
        <text:list-item>
          <text:p text:style-name="P53">{</text:p>
        </text:list-item>
        <text:list-item>
          <text:p text:style-name="P53">public:</text:p>
        </text:list-item>
        <text:list-item>
          <text:p text:style-name="P55"><text:s text:c="4"/>TCritSect () : StatusReg(GetSR()) { __disable_interrupt(); }</text:p>
        </text:list-item>
        <text:list-item>
          <text:p text:style-name="P54"><text:s text:c="4"/><text:span text:style-name="T21">~TCritSect() { WRITE_SR(StatusReg); }</text:span></text:p>
        </text:list-item>
        <text:list-item>
          <text:p text:style-name="P53"/>
        </text:list-item>
        <text:list-item>
          <text:p text:style-name="P53">private:</text:p>
        </text:list-item>
        <text:list-item>
          <text:p text:style-name="P53"><text:s text:c="4"/>status_reg_t StatusReg;</text:p>
        </text:list-item>
        <text:list-item>
          <text:p text:style-name="P53">};</text:p>
        </text:list-item>
      </text:list>
      <text:p text:style-name="Название_20_объекта"><text:span text:style-name="НазваниеОбъекта"><text:span text:style-name="T16">Листинг </text:span></text:span><text:span text:style-name="НазваниеОбъекта"><text:span text:style-name="T13"><text:sequence text:ref-name="refЛистинг0" text:name="Листинг" text:formula="ooow:Листинг+1" style:num-format="1">1</text:sequence></text:span></text:span><text:span text:style-name="НазваниеОбъекта"><text:span text:style-name="T13"> </text:span></text:span><text:span text:style-name="T13">–</text:span><text:span text:style-name="T13"> </text:span><text:span text:style-name="T17">TCritSect</text:span></text:p>
      <text:p text:style-name="P5"><text:span text:style-name="T11">Класс </text:span><text:span text:style-name="Мнемоника"><text:span text:style-name="T11">TPrioMaskTable</text:span></text:span><text:span text:style-name="T11"> представляет таблицу преобразования номеров приоритетов в маски-теги процессов. Назначение класса – оптимизация вычисления тегов. Объект этого класса используется функцией </text:span><text:span text:style-name="Мнемоника"><text:span text:style-name="T11">get_prio_tag()</text:span></text:span><text:span text:style-name="T11">. </text:span><text:span text:style-name="T11">Определение класса – см «</text:span><text:span text:style-name="Ссылка_20_на_20_название"><text:sequence-ref text:reference-format="text" text:ref-name="refЛистинг1">Листинг 2 – TPrioMaskTable</text:sequence-ref></text:span><text:span text:style-name="T11">».</text:span></text:p>
      <text:list xml:id="list1787333587" text:continue-list="list1990943779" text:style-name="WW8Num5">
        <text:list-item text:start-value="1">
          <text:p text:style-name="Исходный_20_код">struct TPrioMaskTable</text:p>
        </text:list-item>
        <text:list-item>
          <text:p text:style-name="Исходный_20_код">{</text:p>
        </text:list-item>
        <text:list-item>
          <text:p text:style-name="Исходный_20_код"><text:s text:c="4"/>TPrioMaskTable()</text:p>
        </text:list-item>
        <text:list-item>
          <text:p text:style-name="Исходный_20_код"><text:s text:c="4"/>{</text:p>
        </text:list-item>
        <text:list-item>
          <text:p text:style-name="Исходный_20_код"><text:s text:c="8"/>TProcessMap pm = 0x01;</text:p>
        </text:list-item>
        <text:list-item>
          <text:p text:style-name="P56"><text:s text:c="8"/>for(uint_fast8_t i = 0; i &lt; sizeof(Table)<text:span text:style-name="T21">/sizeof(Table[0])</text:span>; i++)</text:p>
        </text:list-item>
        <text:list-item>
          <text:p text:style-name="Исходный_20_код"><text:s text:c="8"/>{</text:p>
        </text:list-item>
        <text:list-item>
          <text:p text:style-name="Исходный_20_код"><text:s text:c="12"/>Table[i] = pm;</text:p>
        </text:list-item>
        <text:list-item>
          <text:p text:style-name="Исходный_20_код"><text:s text:c="12"/>pm &lt;&lt;= 1;</text:p>
        </text:list-item>
        <text:list-item>
          <text:p text:style-name="Исходный_20_код"><text:s text:c="8"/>}</text:p>
        </text:list-item>
        <text:list-item>
          <text:p text:style-name="Исходный_20_код"><text:s text:c="4"/>}</text:p>
        </text:list-item>
        <text:list-item>
          <text:p text:style-name="Исходный_20_код"/>
        </text:list-item>
        <text:list-item>
          <text:p text:style-name="Исходный_20_код"><text:s text:c="4"/>TProcessMap Table[scmRTOS_PROCESS_COUNT+1];</text:p>
        </text:list-item>
        <text:list-item>
          <text:p text:style-name="Исходный_20_код">};</text:p>
        </text:list-item>
      </text:list>
      <text:p text:style-name="P27"><text:span text:style-name="НазваниеОбъекта"><text:span text:style-name="T16">Листинг </text:span></text:span><text:span text:style-name="НазваниеОбъекта"><text:span text:style-name="T13"><text:sequence text:ref-name="refЛистинг1" text:name="Листинг" text:formula="ooow:Листинг+1" style:num-format="1">2</text:sequence></text:span></text:span><text:span text:style-name="НазваниеОбъекта"><text:span text:style-name="T13"> </text:span></text:span><text:span text:style-name="НазваниеОбъекта"><text:span text:style-name="T13">–</text:span></text:span><text:span text:style-name="Мнемоника"><text:span text:style-name="T13"> </text:span></text:span><text:span text:style-name="Мнемоника"><text:span text:style-name="T17">T</text:span></text:span><text:span text:style-name="Мнемоника"><text:span text:style-name="T17">PrioMaskTable</text:span></text:span></text:p>
      <text:p text:style-name="P26"><text:span text:style-name="T16">Класс-«обёртка»</text:span><text:span text:style-name="Мнемоника"><text:span text:style-name="T11"> TISRW </text:span></text:span>предназначен для упрощения определения обработчиков прерываний, в которых используются сервисы ОС, см «<text:span text:style-name="Ссылка_20_на_20_название"><text:sequence-ref text:reference-format="text" text:ref-name="refЛистинг2">Листинг 3 – TISRW</text:sequence-ref></text:span>».</text:p>
      <text:list xml:id="list906627313" text:continue-list="list1787333587" text:style-name="WW8Num5">
        <text:list-item text:start-value="1">
          <text:p text:style-name="Исходный_20_код"><text:soft-page-break/>class TISRW <text:s text:c="47"/></text:p>
        </text:list-item>
        <text:list-item>
          <text:p text:style-name="Исходный_20_код">{ <text:s text:c="57"/></text:p>
        </text:list-item>
        <text:list-item>
          <text:p text:style-name="Исходный_20_код">public: <text:s text:c="51"/></text:p>
        </text:list-item>
        <text:list-item>
          <text:p text:style-name="P56"><text:s text:c="4"/><text:span text:style-name="T21">INLINE TISRW() <text:s/>{ ISR_Enter(); }</text:span></text:p>
        </text:list-item>
        <text:list-item>
          <text:p text:style-name="P56"><text:s text:c="4"/><text:span text:style-name="T21">INLINE ~TISRW() { ISR_Exit(); <text:s/>}</text:span></text:p>
        </text:list-item>
        <text:list-item>
          <text:p text:style-name="Исходный_20_код"><text:s text:c="59"/></text:p>
        </text:list-item>
        <text:list-item>
          <text:p text:style-name="Исходный_20_код">private: <text:s text:c="50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P56"><text:s text:c="4"/>INLINE void <text:span text:style-name="T21">ISR_Enter()</text:span></text:p>
        </text:list-item>
        <text:list-item>
          <text:p text:style-name="Исходный_20_код"><text:s text:c="4"/>{ <text:s text:c="53"/></text:p>
        </text:list-item>
        <text:list-item>
          <text:p text:style-name="Исходный_20_код"><text:s text:c="8"/>Kernel.ISR_NestCount++; <text:s text:c="27"/></text:p>
        </text:list-item>
        <text:list-item>
          <text:p text:style-name="Исходный_20_код"><text:s text:c="4"/>} <text:s text:c="53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P56"><text:s text:c="4"/>INLINE void <text:span text:style-name="T21">ISR_Exit()</text:span></text:p>
        </text:list-item>
        <text:list-item>
          <text:p text:style-name="Исходный_20_код"><text:s text:c="4"/>{ <text:s text:c="53"/></text:p>
        </text:list-item>
        <text:list-item>
          <text:p text:style-name="P56"><text:s text:c="8"/><text:span text:style-name="T21">DisableInterrupts</text:span>(); <text:s text:c="29"/></text:p>
        </text:list-item>
        <text:list-item>
          <text:p text:style-name="Исходный_20_код"><text:s text:c="8"/>if(--Kernel.ISR_NestCount) return; <text:s text:c="16"/></text:p>
        </text:list-item>
        <text:list-item>
          <text:p text:style-name="Исходный_20_код"><text:s text:c="8"/>Kernel.sched_isr(); <text:s text:c="31"/></text:p>
        </text:list-item>
        <text:list-item>
          <text:p text:style-name="Исходный_20_код"><text:s text:c="4"/>} <text:s text:c="53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}; <text:s text:c="56"/></text:p>
        </text:list-item>
      </text:list>
      <text:p text:style-name="P28"><text:span text:style-name="НазваниеОбъекта"><text:span text:style-name="T11">Листинг </text:span></text:span><text:span text:style-name="НазваниеОбъекта"><text:span text:style-name="T13"><text:sequence text:ref-name="refЛистинг2" text:name="Листинг" text:formula="ooow:Листинг+1" style:num-format="1">3</text:sequence></text:span></text:span><text:span text:style-name="НазваниеОбъекта"><text:span text:style-name="T13"> </text:span></text:span><text:span text:style-name="НазваниеОбъекта"><text:span text:style-name="T13">–</text:span></text:span><text:span text:style-name="Мнемоника"><text:span text:style-name="T13"> </text:span></text:span><text:span text:style-name="Мнемоника"><text:span text:style-name="T17">T</text:span></text:span><text:span text:style-name="Мнемоника"><text:span text:style-name="T17">ISRW</text:span></text:span></text:p>
      <text:p text:style-name="P5">Использование: в обработчике прерываний объект этого класса должен быть объявлен до первого использования любого средства межпроцессного взаимодействия и до разрешения вложенных прерываний, если использование таковых разрешено.</text:p>
      <text:p text:style-name="P5">В деструкторе объекта, который будет вызван при выходе из обработчика прерываний, вызывается планировщик, который при необходимости произведёт перепланирование процессов, и если в обработчике прерываний возникло событие, которое требует передачи управления соответствующему процессу для обработки, то этот процесс будет переведён в готовые к выполнению и произведено (по возможности) переключение контекстов.</text:p>
      <text:p text:style-name="P5">Порт <text:span text:style-name="Имя_20_собственное">MSP430/</text:span><text:span text:style-name="Имя_20_собственное"><text:span text:style-name="T21">GCC</text:span></text:span><text:span text:style-name="T3"> </text:span>поддерживает возможность использования отдельного стека для прерываний, т.е. когда при входе в обработчик прерываний происходит переключение на отдельный стек. Такой подход даёт экономию стеков процессов, т.к. в этом случае не нужно в стеках процессов резервировать пространство для работы обработчиков прерываний. В качестве области памяти, выделенной под стек прерываний, используется память, которая была стеком до старта ОС. </text:p>
      <text:p text:style-name="Текст_20_абазца">Для реализации этой возможности порт предоставляет специализированную версию класса-«обёртки» <text:span text:style-name="Мнемоника">TISRW_SS</text:span><text:span text:style-name="T3">, </text:span>в конструкторе которого указатель стека переключается на стек <text:s/>прерываний, а в деструкторе обратно на стек прерванного процесса. Поскольку такое переключение требует доступа к аппаратному указателю стека процессора, <text:span text:style-name="T21">это сделано</text:span> на <text:span text:style-name="T21">инлайн-</text:span>ассемблере.</text:p>
      <text:p text:style-name="Текст_20_абазца"><text:soft-page-break/><text:span text:style-name="T21">К сожалению, компилятор при входе в процедуру прерывания иногда успевает зарезервировать несколько байт на стеке ещё до переключения на стек прерывания, то есть, на стеке процесса. В этом случае последующее использование этого зарезервированного пространства ведёт к краху приложения. Чтобы обойти эту проблему, введён специальный макрос </text:span><text:span text:style-name="Мнемоника"><text:span text:style-name="T21">TISRW_SS_STACK_PAD</text:span></text:span><text:span text:style-name="T21">, который определяет размер зарезервированной области стека прерываний, которая подменяет собой область, зарезервированную на стеке процесса. Значение по умолчанию — 4, чего обычно вполне достаточно для прерываний типа</text:span></text:p>
      <text:list xml:id="list80592666" text:continue-list="list906627313" text:style-name="WW8Num5">
        <text:list-item text:start-value="1">
          <text:p text:style-name="P59">OS_INTERRUPT interrupt(UART0RX_VECTOR) usart0_rx(void)</text:p>
        </text:list-item>
        <text:list-item>
          <text:p text:style-name="P60">{</text:p>
        </text:list-item>
        <text:list-item>
          <text:p text:style-name="P58"><text:s text:c="3"/><text:span text:style-name="T22"><text:s/>OS::TISRW_SS ISRW;</text:span></text:p>
        </text:list-item>
        <text:list-item>
          <text:p text:style-name="P59"><text:s text:c="4"/>Uart1.rx_interrupt_proc();</text:p>
        </text:list-item>
        <text:list-item>
          <text:p text:style-name="P60">}</text:p>
        </text:list-item>
      </text:list>
      <text:p text:style-name="P29"><text:span text:style-name="НазваниеОбъекта"><text:span text:style-name="T11">Листинг </text:span></text:span><text:span text:style-name="НазваниеОбъекта"><text:span text:style-name="T11"><text:sequence text:ref-name="refЛистинг3" text:name="Листинг" text:formula="ooow:Листинг+1" style:num-format="1">4</text:sequence></text:span></text:span><text:span text:style-name="НазваниеОбъекта"><text:span text:style-name="T11"> – </text:span></text:span><text:span text:style-name="НазваниеОбъекта"><text:span text:style-name="T12">Минимальное прерывание</text:span></text:span></text:p>
      <text:p text:style-name="P51">В любом случае, полезно посмотреть ассемблерный листинг, чтобы убедиться, что зарезервированного места достаточно.</text:p>
      <text:p text:style-name="Заммечание">ЗАМЕЧАНИЕ. <draw:frame draw:style-name="fr1" draw:name="Врезка3" text:anchor-type="char" svg:x="-0.101cm" svg:y="0.407cm" svg:width="1.609cm" svg:height="1.508cm" draw:z-index="0"><draw:text-box><text:p text:style-name="P34"></text:p></draw:text-box></draw:frame>Поскольку <text:span text:style-name="T3">MSP430 </text:span>не поддерживает аппаратное переключение на стек прерываний и не имеет аппаратного многоуровневого контроллера прерываний, использовать обе эти возможности <text:span text:style-name="T18">не рекомендуется</text:span>, несмотря на их поддержку в коде порта. О мотивах такой рекомендации – см документацию на <text:span text:style-name="T2">scmRTOS</text:span>, глава «Ядро», подраздел «Прерывания».</text:p>
      <text:h text:style-name="P50" text:outline-level="3">Вложенные прерывания</text:h>
      <text:p text:style-name="P8"><text:span text:style-name="T22">Для</text:span> использова<text:span text:style-name="T22">ния</text:span> вложенны<text:span text:style-name="T22">х</text:span> прерывани<text:span text:style-name="T22">й</text:span>, рекомендуется макрос <text:span text:style-name="Мнемоника">ENABLE_NESTED_INTERRUPTS</text:span>, который учитывает особенности схем передачи управления в системе.</text:p>
      <text:h text:style-name="Heading_20_3" text:outline-level="3">Системный таймер</text:h>
      <text:p text:style-name="Текст_20_абазца">Выбор и настройка аппаратного таймера процессора, выбранного в качестве системного таймера, также вынесены на уровень приложения. В порте определён только обработчик прерывания аппаратного таймера.</text:p>
      <text:p text:style-name="Текст_20_абазца">В одном из конфигурационных файлов приложения задаётся, какой именно таймер будет использоваться в качестве системного – это делается путём <text:soft-page-break/>определения макроса, указывающего вектор прерывания используемого таймера. Код по настройке<text:note text:id="ftn2" text:note-class="footnote"><text:note-citation>1</text:note-citation><text:note-body><text:p text:style-name="Footnote"><text:s/>Загрузка регистров управления таймера: период генерации прерываний, разрешение прерываний, запуск таймера и т.п.</text:p></text:note-body></text:note> таймера полностью вынесен на уровень приложения.</text:p>
      <text:h text:style-name="Heading_20_3" text:outline-level="3">Передача управления на основе программного прерывания</text:h>
      <text:p text:style-name="Текст_20_абазца">Вариант с передачей управления на основе программного прерывания требует выделения источника прерываний для прерывания переключения контекстов, его настройки, включая функцию активации прерывания <text:span text:style-name="Мнемоника">raise_context_switch()</text:span><text:span text:style-name="T3">. </text:span><text:span text:style-name="T8">Т.к. </text:span><text:span text:style-name="Имя_20_собственное">MSP430</text:span><text:span text:style-name="T3"> </text:span><text:span text:style-name="T8">не имеет <text:s/></text:span><text:span text:style-name="T3"><text:s/></text:span><text:span text:style-name="T8">специализированного программного прерывания, то в качестве прерывания переключения контекстов должно быть </text:span><text:span text:style-name="T9">использовано</text:span><text:span text:style-name="T8"> одно из свободных прерываний процессора.</text:span><text:span text:style-name="T3"> </text:span><text:span text:style-name="T8">Все эти действия производятся на уровне приложения. В частности, в одном из конфигурационных файлов задаётся адрес вектора источника прерываний переключения контекстов и определяется функция активации прерывания.</text:span></text:p>
      <text:p text:style-name="P37"><text:span text:style-name="T8">В порте </text:span><text:span text:style-name="T8">определёна собственно функция обработки прерываний, </text:span><text:span text:style-name="T8">реализованная на ассемблере</text:span><text:span text:style-name="T8">, которая производит переключение контекстов.</text:span></text:p>
      <text:h text:style-name="Heading_20_2" text:outline-level="2">Пример настройки проекта</text:h>
      <text:p text:style-name="P5">Проект должен содержать три конфигурационных файла для настройки порта и указания используемых возможностей операционной системы и её расширений:</text:p>
      <text:list xml:id="list50856575" text:style-name="L1">
        <text:list-item>
          <text:p text:style-name="P66">scmRTOS_<text:span text:style-name="T22">CONFIG</text:span>.h;</text:p>
        </text:list-item>
        <text:list-item>
          <text:p text:style-name="P66">scmRTOS_<text:span text:style-name="T22">TARGET_CFG</text:span>.h;</text:p>
        </text:list-item>
        <text:list-item>
          <text:p text:style-name="P66">scmRTOS_extensions.h</text:p>
        </text:list-item>
      </text:list>
      <text:p text:style-name="P6">Код конфигурационного файла<text:note text:id="ftn3" text:note-class="footnote"><text:note-citation>2</text:note-citation><text:note-body><text:p text:style-name="Footnote"><text:s/><text:span text:style-name="T8">Только значимая часть, без комментариев, «шапок», </text:span><text:span text:style-name="T3">code guard'</text:span><text:span text:style-name="T8">ов </text:span><text:span text:style-name="T8">и прочего</text:span><text:span text:style-name="T8">.</text:span></text:p></text:note-body></text:note> <text:span text:style-name="T3">scmRTOS_</text:span><text:span text:style-name="T4">CONFIG</text:span><text:span text:style-name="T3">.h – </text:span>см «<text:span text:style-name="Ссылка_20_на_20_название"><text:sequence-ref text:reference-format="text" text:ref-name="refЛистинг4">Листинг 5 – scmRTOS_CONFIG.h</text:sequence-ref></text:span>».</text:p>
      <text:list xml:id="list176136574" text:continue-list="list80592666" text:style-name="WW8Num5">
        <text:list-item text:start-value="1">
          <text:p text:style-name="P62"><text:soft-page-break/>#ifndef <text:span text:style-name="T23">__ASSEMBLER__</text:span></text:p>
        </text:list-item>
        <text:list-item>
          <text:p text:style-name="P62"><text:bookmark text:name="__RefNumPara__2118_1968457941"/><text:span text:style-name="T23">#include &lt;stdint.h&gt;</text:span><text:bookmark-end text:name="__RefNumPara__2118_1968457941"/></text:p>
        </text:list-item>
        <text:list-item>
          <text:p text:style-name="P61"><text:bookmark text:name="__RefNumPara__28612_1335132186"/>typedef uint16_t <text:s text:c="5"/>timeout_t;<text:bookmark-end text:name="__RefNumPara__28612_1335132186"/></text:p>
        </text:list-item>
        <text:list-item>
          <text:p text:style-name="P61"><text:bookmark text:name="__RefNumPara__28610_1335132186"/>typedef uint_fast32_t tick_count_t;<text:bookmark-end text:name="__RefNumPara__28610_1335132186"/></text:p>
        </text:list-item>
        <text:list-item>
          <text:p text:style-name="P62">#endif // <text:span text:style-name="T23">__ASSEMBLER__</text:span></text:p>
        </text:list-item>
        <text:list-item>
          <text:p text:style-name="P61"/>
        </text:list-item>
        <text:list-item>
          <text:p text:style-name="P61"><text:bookmark text:name="__RefNumPara__28546_1335132186"/>#define <text:s/>scmRTOS_PROCESS_COUNT <text:s text:c="19"/>3<text:bookmark-end text:name="__RefNumPara__28546_1335132186"/></text:p>
        </text:list-item>
        <text:list-item>
          <text:p text:style-name="P61"><text:bookmark text:name="__RefNumPara__28548_1335132186"/>#define <text:s/>scmRTOS_SYSTIMER_NEST_INTS_ENABLE <text:s text:c="7"/>1<text:bookmark-end text:name="__RefNumPara__28548_1335132186"/></text:p>
        </text:list-item>
        <text:list-item>
          <text:p text:style-name="P61"><text:bookmark text:name="__RefNumPara__28550_1335132186"/>#define <text:s/>scmRTOS_ISRW_TYPE <text:s text:c="23"/>TISRW<text:bookmark-end text:name="__RefNumPara__28550_1335132186"/></text:p>
        </text:list-item>
        <text:list-item>
          <text:p text:style-name="P61"><text:bookmark text:name="__RefNumPara__28552_1335132186"/>#define <text:s/>scmRTOS_SYSTEM_TICKS_ENABLE <text:s text:c="13"/>1<text:bookmark-end text:name="__RefNumPara__28552_1335132186"/></text:p>
        </text:list-item>
        <text:list-item>
          <text:p text:style-name="P61"><text:bookmark text:name="__RefNumPara__28554_1335132186"/>#define <text:s/>scmRTOS_SYSTIMER_HOOK_ENABLE <text:s text:c="12"/>1<text:bookmark-end text:name="__RefNumPara__28554_1335132186"/></text:p>
        </text:list-item>
        <text:list-item>
          <text:p text:style-name="P61"><text:bookmark text:name="__RefNumPara__28556_1335132186"/>#define <text:s/>scmRTOS_IDLE_HOOK_ENABLE <text:s text:c="16"/>1<text:bookmark-end text:name="__RefNumPara__28556_1335132186"/></text:p>
        </text:list-item>
        <text:list-item>
          <text:p text:style-name="P61">#define <text:s/>scmRTOS_IDLE_PROCESS_STACK_SIZE <text:s text:c="9"/><text:span text:style-name="T23">8</text:span>0</text:p>
        </text:list-item>
        <text:list-item>
          <text:p text:style-name="P61"><text:bookmark text:name="__RefNumPara__28560_1335132186"/>#define <text:s/>scmRTOS_CONTEXT_SWITCH_SCHEME <text:s text:c="11"/>1<text:bookmark-end text:name="__RefNumPara__28560_1335132186"/></text:p>
        </text:list-item>
        <text:list-item>
          <text:p text:style-name="P61"><text:bookmark text:name="__RefNumPara__28562_1335132186"/>#define <text:s/>scmRTOS_PRIORITY_ORDER <text:s text:c="18"/>0<text:bookmark-end text:name="__RefNumPara__28562_1335132186"/></text:p>
        </text:list-item>
        <text:list-item>
          <text:p text:style-name="P61"><text:bookmark text:name="__RefNumPara__28558_1335132186"/>#define <text:s/>scmRTOS_CONTEXT_SWITCH_USER_HOOK_ENABLE <text:s/>0<text:bookmark-end text:name="__RefNumPara__28558_1335132186"/></text:p>
        </text:list-item>
        <text:list-item>
          <text:p text:style-name="P62"><text:span text:style-name="T23">#define <text:s/>scmRTOS_DEBUG_ENABLE <text:s text:c="20"/>1</text:span></text:p>
        </text:list-item>
        <text:list-item>
          <text:p text:style-name="P62"><text:span text:style-name="T23">#define <text:s/>scmRTOS_PROCESS_RESTART_ENABLE <text:s text:c="10"/>0</text:span></text:p>
        </text:list-item>
      </text:list>
      <text:p text:style-name="P30"><text:span text:style-name="НазваниеОбъекта"><text:span text:style-name="T11">Листинг </text:span></text:span><text:span text:style-name="НазваниеОбъекта"><text:span text:style-name="T13"><text:sequence text:ref-name="refЛистинг4" text:name="Листинг" text:formula="ooow:Листинг+1" style:num-format="1">5</text:sequence></text:span></text:span><text:span text:style-name="НазваниеОбъекта"><text:span text:style-name="T13"> – scmRTOS_</text:span></text:span><text:span text:style-name="НазваниеОбъекта"><text:span text:style-name="T14">CONFIG</text:span></text:span><text:span text:style-name="НазваниеОбъекта"><text:span text:style-name="T13">.h</text:span></text:span></text:p>
      <text:p text:style-name="P52">Вышеприведённый файл определяет два псевдонима встроенных типов – для переменных тайм<text:span text:style-name="T24">-</text:span>аутов <text:bookmark-ref text:reference-format="number" text:ref-name="__RefNumPara__28612_1335132186">{3}</text:bookmark-ref> и для счётчика тиков системного таймера <text:bookmark-ref text:reference-format="number" text:ref-name="__RefNumPara__28610_1335132186">{4}</text:bookmark-ref>, число пользовательских процессов в количестве 3 <text:bookmark-ref text:reference-format="number" text:ref-name="__RefNumPara__28546_1335132186">{7}</text:bookmark-ref>, разрешает вложенные прерывания в обработчике прерываний<text:span text:style-name="T3"> </text:span>системного таймера <text:bookmark-ref text:reference-format="number" text:ref-name="__RefNumPara__28548_1335132186">{8}</text:bookmark-ref>, класс-«обёртка» для обработчиков прерываний простого типа, без переключения на стек прерываний <text:bookmark-ref text:reference-format="number" text:ref-name="__RefNumPara__28550_1335132186">{9}</text:bookmark-ref>, разрешает функцию системного времени – счётчик тиков системного таймера <text:bookmark-ref text:reference-format="number" text:ref-name="__RefNumPara__28552_1335132186">{10}</text:bookmark-ref>, разрешает пользовательские хуки системного таймера и фонового процесса системы (<text:span text:style-name="Мнемоника">IdleProc</text:span>) <text:bookmark-ref text:reference-format="number" text:ref-name="__RefNumPara__28554_1335132186">{11}</text:bookmark-ref>,<text:bookmark-ref text:reference-format="number" text:ref-name="__RefNumPara__28556_1335132186">{12}</text:bookmark-ref>, а пользовательский хук при переключении контекстов не разрешён <text:bookmark-ref text:reference-format="number" text:ref-name="__RefNumPara__28558_1335132186">{16}</text:bookmark-ref>, выбрана передача управления на основе программного прерывания <text:bookmark-ref text:reference-format="number" text:ref-name="__RefNumPara__28560_1335132186">{14}</text:bookmark-ref>, порядок следования приоритетов по умолчанию – <text:span text:style-name="Мнемоника">pr0</text:span><text:span text:style-name="T3"> </text:span>равно <text:span text:style-name="Мнемоника">0</text:span>, <text:span text:style-name="Мнемоника">pr1</text:span><text:span text:style-name="T3"> – </text:span><text:span text:style-name="Мнемоника">1</text:span><text:span text:style-name="T3"> </text:span>и т.д <text:bookmark-ref text:reference-format="number" text:ref-name="__RefNumPara__28562_1335132186">{15}</text:bookmark-ref>. <text:span text:style-name="T24">Также указано подключение заголовочного файла с объявлениями стандартных целочисленных типов </text:span><text:span text:style-name="T24"><text:bookmark-ref text:reference-format="number" text:ref-name="__RefNumPara__2118_1968457941">{2}</text:bookmark-ref></text:span><text:span text:style-name="T24">.</text:span></text:p>
      <text:p text:style-name="P5">Файл <text:span text:style-name="T3">scmRTOS_target_cfg.h </text:span>содержит код ОС, зависящий от требований конкретного проекта. Его содержимое – см «<text:span text:style-name="Ссылка_20_на_20_название"><text:sequence-ref text:reference-format="text" text:ref-name="refЛистинг5">Листинг 6 – scmRTOS_TARGET_CFG.h</text:sequence-ref></text:span>».</text:p>
      <text:list xml:id="list1167057751" text:continue-list="list176136574" text:style-name="WW8Num5">
        <text:list-item text:start-value="1">
          <text:p text:style-name="P65"><text:bookmark text:name="__RefNumPara__28947_1335132186"/><text:soft-page-break/><text:span text:style-name="T24">#define CONTEXT_SWITCH_ISR_VECTOR COMPARATORA_VECTOR</text:span><text:bookmark-end text:name="__RefNumPara__28947_1335132186"/></text:p>
        </text:list-item>
        <text:list-item>
          <text:p text:style-name="P65"><text:bookmark text:name="__RefNumPara__28949_1335132186"/><text:span text:style-name="T24">#define SYSTEM_TIMER_VECTOR WDT_VECTOR</text:span><text:bookmark-end text:name="__RefNumPara__28949_1335132186"/></text:p>
        </text:list-item>
        <text:list-item>
          <text:p text:style-name="P63"/>
        </text:list-item>
        <text:list-item>
          <text:p text:style-name="P65"><text:bookmark text:name="__RefNumPara__29071_1335132186"/><text:span text:style-name="T24">#define <text:s/>LOCK_SYSTEM_TIMER() <text:s text:c="3"/>( IE1 &amp;= ~0x01 )</text:span><text:bookmark-end text:name="__RefNumPara__29071_1335132186"/></text:p>
        </text:list-item>
        <text:list-item>
          <text:p text:style-name="P65"><text:bookmark text:name="__RefNumPara__29073_1335132186"/><text:span text:style-name="T24">#define <text:s/>UNLOCK_SYSTEM_TIMER() <text:s/>( IE1 |= <text:s/>0x01 )</text:span><text:bookmark-end text:name="__RefNumPara__29073_1335132186"/></text:p>
        </text:list-item>
        <text:list-item>
          <text:p text:style-name="P63"/>
        </text:list-item>
        <text:list-item>
          <text:p text:style-name="P63">namespace OS</text:p>
        </text:list-item>
        <text:list-item>
          <text:p text:style-name="P63">{</text:p>
        </text:list-item>
        <text:list-item>
          <text:p text:style-name="P63"/>
        </text:list-item>
        <text:list-item>
          <text:p text:style-name="P63">#if scmRTOS_CONTEXT_SWITCH_SCHEME == 1</text:p>
        </text:list-item>
        <text:list-item>
          <text:p text:style-name="P64"><text:s text:c="4"/>// set flag and enable interrupt</text:p>
        </text:list-item>
        <text:list-item>
          <text:p text:style-name="P65"><text:bookmark text:name="__RefNumPara__29075_1335132186"/><text:s text:c="4"/><text:span text:style-name="T24">INLINE void raise_context_switch() { CACTL1 |= (CAIFG|CAIE); }</text:span><text:bookmark-end text:name="__RefNumPara__29075_1335132186"/></text:p>
        </text:list-item>
        <text:list-item>
          <text:p text:style-name="P63"/>
        </text:list-item>
        <text:list-item>
          <text:p text:style-name="P63"><text:bookmark text:name="__RefNumPara__31327_1335132186"/><text:s text:c="4"/>class TNestedISRW <text:s text:c="13"/><text:bookmark-end text:name="__RefNumPara__31327_1335132186"/></text:p>
        </text:list-item>
        <text:list-item>
          <text:p text:style-name="P63"><text:s text:c="4"/>{ <text:s text:c="29"/></text:p>
        </text:list-item>
        <text:list-item>
          <text:p text:style-name="P63"><text:s text:c="4"/>public: <text:s text:c="23"/></text:p>
        </text:list-item>
        <text:list-item>
          <text:p text:style-name="P65"><text:s text:c="8"/><text:span text:style-name="T24">TNestedISRW() : State(CACTL1) { CACTL1 &amp;= ~(CAIFG|CAIE); __enable_interrupt(); }</text:span></text:p>
        </text:list-item>
        <text:list-item>
          <text:p text:style-name="P65"><text:s text:c="8"/><text:span text:style-name="T24">~TNestedISRW() { __disable_interrupt(); CACTL1 = State; }</text:span></text:p>
        </text:list-item>
        <text:list-item>
          <text:p text:style-name="P63"><text:s text:c="77"/></text:p>
        </text:list-item>
        <text:list-item>
          <text:p text:style-name="P63"><text:s text:c="4"/>private: <text:s text:c="64"/></text:p>
        </text:list-item>
        <text:list-item>
          <text:p text:style-name="P63"><text:s text:c="8"/>uint8_t State; <text:s text:c="57"/></text:p>
        </text:list-item>
        <text:list-item>
          <text:p text:style-name="P63"><text:bookmark text:name="__RefNumPara__31329_1335132186"/><text:s text:c="4"/>};<text:bookmark-end text:name="__RefNumPara__31329_1335132186"/></text:p>
        </text:list-item>
        <text:list-item>
          <text:p text:style-name="P63"><text:bookmark text:name="__RefNumPara__29145_1335132186"/><text:s text:c="4"/>#define ENABLE_NESTED_INTERRUPTS() OS::TNestedISRW NestedISRW<text:bookmark-end text:name="__RefNumPara__29145_1335132186"/></text:p>
        </text:list-item>
        <text:list-item>
          <text:p text:style-name="P63">#else</text:p>
        </text:list-item>
        <text:list-item>
          <text:p text:style-name="P63"><text:bookmark text:name="__RefNumPara__29143_1335132186"/><text:s text:c="4"/>#define ENABLE_NESTED_INTERRUPTS() __enable_interrupt()<text:bookmark-end text:name="__RefNumPara__29143_1335132186"/></text:p>
        </text:list-item>
        <text:list-item>
          <text:p text:style-name="P63">#endif // scmRTOS_CONTEXT_SWITCH_SCHEME</text:p>
        </text:list-item>
        <text:list-item>
          <text:p text:style-name="P63">}</text:p>
        </text:list-item>
      </text:list>
      <text:p text:style-name="P28"><text:span text:style-name="НазваниеОбъекта"><text:span text:style-name="T11">Листинг </text:span></text:span><text:span text:style-name="НазваниеОбъекта"><text:span text:style-name="T13"><text:sequence text:ref-name="refЛистинг5" text:name="Листинг" text:formula="ooow:Листинг+1" style:num-format="1">6</text:sequence></text:span></text:span><text:span text:style-name="НазваниеОбъекта"><text:span text:style-name="T13"> – scmRTOS_</text:span></text:span><text:span text:style-name="НазваниеОбъекта"><text:span text:style-name="T15">TARGET_CFG</text:span></text:span><text:span text:style-name="НазваниеОбъекта"><text:span text:style-name="T13">.h</text:span></text:span></text:p>
      <text:p text:style-name="P5">В начале файла заданы вектора прерываний переключения контекстов <text:bookmark-ref text:reference-format="number" text:ref-name="__RefNumPara__28947_1335132186">{1}</text:bookmark-ref> и системного таймера <text:bookmark-ref text:reference-format="number" text:ref-name="__RefNumPara__28949_1335132186">{2}</text:bookmark-ref>, что по сути является выбором конкретной аппаратуры процессора для реализации системного функционала ОС. Видно, что в качестве прерывания переключения контекстов выбрано прерывание модуля аналогового компаратора<text:note text:id="ftn4" text:note-class="footnote"><text:note-citation>1</text:note-citation><text:note-body><text:p text:style-name="Footnote"><text:s/>Т.к. <text:span text:style-name="Имя_20_собственное"><text:span text:style-name="T5">MSP430</text:span></text:span><text:span text:style-name="T3">, </text:span><text:span text:style-name="T8">к сожалению, не имеет специализированного программного прерывания, то для этой цели приходится брать прерывание какого-нибудь неиспользуемого аппаратного модуля процессора – в данном случае взят аналоговый компаратор. </text:span>В качестве источника прерываний для переключения контекстов может быть выбрано любое свободное прерывание (код активизации прерывания и т.п. должен быть, конечно, соответствующим образом модифицирован), исходя из специфики проекта и предпочтений пользователя. Именно поэтому всё, что связано с этим, вынесено на уровень проекта.</text:p></text:note-body></text:note>, а в качестве системного таймера выбран сторожевой таймер<text:note text:id="ftn5" text:note-class="footnote"><text:note-citation>2</text:note-citation><text:note-body><text:p text:style-name="Footnote"><text:s/>Запускаемый в режиме интервального таймера.</text:p></text:note-body></text:note>.</text:p>
      <text:p text:style-name="P20">Далее определены два макроса <text:bookmark-ref text:reference-format="number" text:ref-name="__RefNumPara__29071_1335132186">{4}</text:bookmark-ref>, <text:bookmark-ref text:reference-format="number" text:ref-name="__RefNumPara__29073_1335132186">{5}</text:bookmark-ref>, которые управляют разрешением прерываний системного таймера путём манипуляции битом разрешения прерываний сторожевого таймера. Для варианта передачи управления с помощью программного прерывания требуется определить функцию <text:span text:style-name="Мнемоника">raise_context_switch()</text:span> <text:bookmark-ref text:reference-format="number" text:ref-name="__RefNumPara__29075_1335132186">{12}</text:bookmark-ref><text:span text:style-name="T3">, </text:span>которая активизирует соответствующее прерывание.</text:p>
      <text:p text:style-name="P19">Для реализации вложенных прерываний определён специальный макрос, значение которого различается для вариантов с прямой передачей управления <text:bookmark-ref text:reference-format="number" text:ref-name="__RefNumPara__29143_1335132186">{25}</text:bookmark-ref> и <text:soft-page-break/>для передачи управления на основе программного прерывания <text:bookmark-ref text:reference-format="number" text:ref-name="__RefNumPara__29145_1335132186">{23}</text:bookmark-ref>. В последнем случае разрешать вложенные прерывания простым общим разрешением прерываний нельзя, т.к. это может привести к переходу в обработчик прерывания переключения контекстов, что является ошибочной ситуацией. Поэтому сначала это прерывание должно быть заблокировано и только после этого можно делать общее разрешение прерываний. При выходе из обработчика прерываний состояние управляющих ресурсов прерывания переключения контекстов должно быть приведено в исходное состояние. Для автоматизации этой работы используется специальный объект <text:bookmark-ref text:reference-format="number" text:ref-name="__RefNumPara__29145_1335132186">{23}</text:bookmark-ref> класса-«обёртки» <text:bookmark-ref text:reference-format="number" text:ref-name="__RefNumPara__31327_1335132186">{14}</text:bookmark-ref>-<text:bookmark-ref text:reference-format="number" text:ref-name="__RefNumPara__31329_1335132186">{22}</text:bookmark-ref>, использующий уже не раз описанную технологию выполнения парных действий в конструкторе и деструкторе.</text:p>
      <text:p text:style-name="Текст_20_абазца">Остальной код настройки и запуска ОС помещён в функцию <text:span text:style-name="Мнемоника">main()</text:span><text:span text:style-name="T3">,</text:span><text:span text:style-name="T8"> куда относится настройка и запуск системного таймера</text:span><text:span text:style-name="T8"> - см «</text:span><text:span text:style-name="Ссылка_20_на_20_название"><text:span text:style-name="T8"><text:sequence-ref text:reference-format="text" text:ref-name="refЛистинг6">Листинг 7 – Настройка системного таймера и запуск ОС</text:sequence-ref></text:span></text:span><text:span text:style-name="T8">».</text:span></text:p>
      <text:list xml:id="list1348262483" text:continue-list="list1167057751" text:style-name="WW8Num5">
        <text:list-item text:start-value="1">
          <text:p text:style-name="P57">//------------------------------------------------------ <text:s text:c="3"/></text:p>
        </text:list-item>
        <text:list-item>
          <text:p text:style-name="P57">// <text:s text:c="57"/></text:p>
        </text:list-item>
        <text:list-item>
          <text:p text:style-name="P57">// <text:s text:c="3"/>System Timer start <text:s text:c="35"/></text:p>
        </text:list-item>
        <text:list-item>
          <text:p text:style-name="P57">// <text:s text:c="57"/></text:p>
        </text:list-item>
        <text:list-item>
          <text:p text:style-name="P57">// <text:s text:c="3"/>WatchDog Timer is used as System Timer. <text:s text:c="14"/></text:p>
        </text:list-item>
        <text:list-item>
          <text:p text:style-name="P57">// <text:s text:c="57"/></text:p>
        </text:list-item>
        <text:list-item>
          <text:p text:style-name="P57">// <text:s text:c="3"/>WatchDog Mode: Interval Timer Mode <text:s text:c="19"/></text:p>
        </text:list-item>
        <text:list-item>
          <text:p text:style-name="P57">// <text:s text:c="3"/>Enable Watchdog timer interrupts <text:s text:c="21"/></text:p>
        </text:list-item>
        <text:list-item>
          <text:p text:style-name="P57">// <text:s text:c="57"/></text:p>
        </text:list-item>
        <text:list-item>
          <text:p text:style-name="P57">WDTCTL <text:s/>= ( (0x5a &lt;&lt; 8) + WDTTMSEL + WDTCNTCL + WDTIS0); <text:s text:c="3"/></text:p>
        </text:list-item>
        <text:list-item>
          <text:p text:style-name="P57">IE1 <text:s text:c="3"/>|= 0x01; <text:s text:c="44"/></text:p>
        </text:list-item>
        <text:list-item>
          <text:p text:style-name="P57"><text:s text:c="60"/></text:p>
        </text:list-item>
        <text:list-item>
          <text:p text:style-name="Исходный_20_код"><text:span text:style-name="T8">OS::</text:span><text:span text:style-name="T3">r</text:span><text:span text:style-name="T8">un(); <text:s text:c="49"/></text:span></text:p>
        </text:list-item>
      </text:list>
      <text:p text:style-name="P28"><text:span text:style-name="НазваниеОбъекта"><text:span text:style-name="T11">Листинг </text:span></text:span><text:span text:style-name="НазваниеОбъекта"><text:span text:style-name="T13"><text:sequence text:ref-name="refЛистинг6" text:name="Листинг" text:formula="ooow:Листинг+1" style:num-format="1">7</text:sequence></text:span></text:span><text:span text:style-name="НазваниеОбъекта"><text:span text:style-name="T13"> </text:span></text:span><text:span text:style-name="НазваниеОбъекта"><text:span text:style-name="T13">– </text:span></text:span><text:span text:style-name="НазваниеОбъекта"><text:span text:style-name="T11">Настройка системного таймера и запуск ОС</text:span></text:span></text:p>
      <text:p text:style-name="Текст_20_абазца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Monospace" svg:font-family="Monospace" style:font-pitch="fixed"/>
    <style:font-face style:name="Courier New1" svg:font-family="'Courier New'" style:font-family-generic="modern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rectangular" draw:cx="50%" draw:cy="50%" draw:start-color="#99ccff" draw:end-color="#465e75" draw:start-intensity="100%" draw:end-intensity="100%" draw:angle="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Standard" style:next-style-name="Текст_20_абазца" style:default-outline-level="1" style:list-style-name="" style:class="text">
      <style:paragraph-properties fo:margin-left="0cm" fo:margin-right="0cm" fo:margin-top="1.693cm" fo:margin-bottom="0.847cm" fo:text-align="end" style:justify-single-word="false" fo:hyphenation-ladder-count="no-limit" fo:text-indent="0cm" style:auto-text-indent="false" style:border-line-width-bottom="0.088cm 0.035cm 0.035cm" fo:padding-left="0cm" fo:padding-right="0cm" fo:padding-top="0cm" fo:padding-bottom="0.035cm" fo:border-left="none" fo:border-right="none" fo:border-top="none" fo:border-bottom="0.158cm double #000000" fo:keep-with-next="always">
        <style:tab-stops>
          <style:tab-stop style:position="14.981cm"/>
        </style:tab-stops>
      </style:paragraph-properties>
      <style:text-properties fo:font-size="36pt" fo:font-style="italic" fo:font-weight="bold" style:letter-kerning="true" style:font-size-asian="36pt" style:font-style-asian="italic" style:font-weight-asian="bold" style:font-size-complex="16pt" style:font-style-complex="italic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Текст_20_абазца" style:default-outline-level="2" style:list-style-name="" style:class="text">
      <style:paragraph-properties fo:margin-left="2.212cm" fo:margin-right="0cm" fo:margin-top="1.27cm" fo:margin-bottom="1.058cm" fo:hyphenation-ladder-count="no-limit" fo:text-indent="-1.577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 fo:keep-with-next="always">
        <style:tab-stops>
          <style:tab-stop style:position="2.212cm"/>
        </style:tab-stops>
      </style:paragraph-properties>
      <style:text-properties style:font-name="Arial1" fo:font-size="20pt" fo:font-weight="bold" style:font-size-asian="20pt" style:font-weight-asian="bold" style:font-name-complex="Arial1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Текст_20_абазца" style:default-outline-level="3" style:list-style-name="" style:class="text">
      <style:paragraph-properties fo:margin-left="2.815cm" fo:margin-right="2cm" fo:margin-top="0.847cm" fo:margin-bottom="0.635cm" fo:hyphenation-ladder-count="no-limit" fo:text-indent="-1.545cm" style:auto-text-indent="false" fo:keep-with-next="always">
        <style:tab-stops>
          <style:tab-stop style:position="2.815cm"/>
        </style:tab-stops>
      </style:paragraph-properties>
      <style:text-properties style:font-name="Arial1" fo:font-size="14pt" fo:font-weight="bold" style:font-size-asian="13pt" style:font-weight-asian="bold" style:font-name-complex="Arial1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3.519cm" fo:margin-right="0cm" fo:margin-top="0.42cm" fo:margin-bottom="0.409cm" fo:hyphenation-ladder-count="no-limit" fo:text-indent="-1.614cm" style:auto-text-indent="false" fo:background-color="transparent" fo:keep-with-next="always">
        <style:tab-stops>
          <style:tab-stop style:position="3.519cm"/>
        </style:tab-stops>
        <style:background-image/>
      </style:paragraph-properties>
      <style:text-properties fo:font-size="14pt" style:text-underline-style="solid" style:text-underline-width="auto" style:text-underline-color="font-color" fo:font-weight="bold" style:font-weight-asian="bold" style:font-size-complex="14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1" fo:font-size="11pt" style:font-size-asian="11pt" style:font-name-complex="Arial1" style:font-size-complex="11pt"/>
    </style:style>
    <style:style style:name="Предисловие" style:family="paragraph" style:parent-style-name="Standard">
      <style:paragraph-properties fo:margin-top="0.847cm" fo:margin-bottom="0.635cm" style:border-line-width-bottom="0.088cm 0.035cm 0.035cm" fo:padding-left="0cm" fo:padding-right="0cm" fo:padding-top="0cm" fo:padding-bottom="0.035cm" fo:border-left="none" fo:border-right="none" fo:border-top="none" fo:border-bottom="0.158cm double #000000">
        <style:tab-stops>
          <style:tab-stop style:position="7.239cm"/>
        </style:tab-stops>
      </style:paragraph-properties>
      <style:text-properties fo:font-size="36pt" fo:font-style="italic" fo:font-weight="bold" style:font-size-asian="36pt" style:font-style-asian="italic" style:font-weight-asian="bold" style:font-size-complex="36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size="10pt" style:font-size-asian="10pt" style:font-name-complex="Arial1"/>
    </style:style>
    <style:style style:name="Footer" style:family="paragraph" style:parent-style-name="Standard" style:class="extra">
      <style:paragraph-properties fo:margin-left="0cm" fo:margin-right="0.009cm" fo:margin-top="0.423cm" fo:margin-bottom="0cm" fo:text-align="center" style:justify-single-word="false" fo:text-indent="0cm" style:auto-text-indent="false" fo:padding-left="0cm" fo:padding-right="0cm" fo:padding-top="0.035cm" fo:padding-bottom="0cm" fo:border-left="none" fo:border-right="none" fo:border-top="0.018cm solid #000000" fo:border-bottom="non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size="10pt" style:font-size-asian="10pt" style:font-name-complex="Arial1"/>
    </style:style>
    <style:style style:name="Текст_20_абазца" style:display-name="Текст абазца" style:family="paragraph" style:parent-style-name="Standard">
      <style:paragraph-properties fo:margin-left="0cm" fo:margin-right="0cm" fo:margin-top="0.212cm" fo:margin-bottom="0.212cm" fo:line-height="130%" fo:text-align="justify" style:justify-single-word="false" fo:text-indent="1.501cm" style:auto-text-indent="false"/>
      <style:text-properties style:font-name="Times New Roman1" fo:font-size="12pt" style:font-size-asian="10.5pt"/>
    </style:style>
    <style:style style:name="Название_20_главы" style:display-name="Название главы" style:family="paragraph" style:parent-style-name="Heading_20_1" style:default-outline-level="" style:list-style-name="">
      <style:paragraph-properties fo:margin-left="5.027cm" fo:margin-right="0cm" fo:text-indent="0cm" style:auto-text-indent="false"/>
      <style:text-properties style:font-name="Times New Roman" fo:font-size="36pt" fo:font-style="normal" style:font-size-asian="36pt" style:font-style-asian="normal" style:font-name-complex="Times New Roman" style:font-style-complex="normal"/>
    </style:style>
    <style:style style:name="Марк._20_список" style:display-name="Марк. список" style:family="paragraph" style:parent-style-name="Текст_20_абазца">
      <style:paragraph-properties fo:margin-left="2.715cm" fo:margin-right="0cm" fo:margin-top="0.106cm" fo:margin-bottom="0.106cm" fo:line-height="100%" fo:text-indent="-0.725cm" style:auto-text-indent="false">
        <style:tab-stops>
          <style:tab-stop style:position="2.715cm"/>
        </style:tab-stops>
      </style:paragraph-properties>
      <style:text-properties style:font-name="Arial1" fo:font-size="10pt" style:font-size-asian="10pt" style:font-name-complex="Arial1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Разделитель" style:family="paragraph" style:parent-style-name="Текст_20_абазца">
      <style:paragraph-properties fo:margin-left="0cm" fo:margin-right="0cm" fo:margin-top="1.27cm" fo:margin-bottom="0.423cm" fo:text-align="center" style:justify-single-word="false" fo:text-indent="0cm" style:auto-text-indent="false" fo:keep-with-next="always"/>
    </style:style>
    <style:style style:name="Эпиграф" style:family="paragraph" style:parent-style-name="Текст_20_абазца">
      <style:paragraph-properties fo:margin-left="7.138cm" fo:margin-right="1.52cm" fo:line-height="100%" fo:text-indent="0cm" style:auto-text-indent="false">
        <style:tab-stops>
          <style:tab-stop style:position="7.138cm"/>
        </style:tab-stops>
      </style:paragraph-properties>
      <style:text-properties fo:font-size="11pt" fo:font-style="italic" style:font-size-asian="11pt" style:font-style-asian="italic" style:font-style-complex="italic"/>
    </style:style>
    <style:style style:name="Исходный_20_код" style:display-name="Исходный код" style:family="paragraph" style:parent-style-name="Standard" style:list-style-name="WW8Num5" style:master-page-name="">
      <style:paragraph-properties fo:margin-left="-0.374cm" fo:margin-right="-0.007cm" fo:hyphenation-ladder-count="no-limit" fo:text-indent="0cm" style:auto-text-indent="false" style:page-number="auto" fo:background-color="#f3f3f3" style:border-line-width-left="0.002cm 0.035cm 0.002cm" style:border-line-width-right="0.002cm 0.035cm 0.002cm" fo:padding-left="0.353cm" fo:padding-right="0.353cm" fo:padding-top="0cm" fo:padding-bottom="0cm" fo:border-left="0.039cm double #000000" fo:border-right="0.039cm double #000000" fo:border-top="none" fo:border-bottom="none" style:shadow="none" fo:keep-with-next="always">
        <style:tab-stops>
          <style:tab-stop style:position="0.529cm"/>
        </style:tab-stops>
        <style:background-image/>
      </style:paragraph-properties>
      <style:text-properties style:font-name="Courier New" fo:font-size="9pt" fo:language="en" fo:country="US" style:font-size-asian="9pt" style:font-name-complex="Courier New"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.018cm" fo:margin-right="0cm" fo:margin-top="0.21cm" fo:margin-bottom="0.61cm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Текст_20_таблицы" style:display-name="Текст таблицы" style:family="paragraph" style:parent-style-name="Текст_20_абазца">
      <style:paragraph-properties fo:margin-left="0.005cm" fo:margin-right="0cm" fo:margin-top="0cm" fo:margin-bottom="0cm" fo:line-height="100%" fo:text-align="start" style:justify-single-word="false" fo:text-indent="0cm" style:auto-text-indent="false"/>
      <style:text-properties fo:font-size="10pt" fo:language="en" fo:country="US" style:font-size-asian="10pt"/>
    </style:style>
    <style:style style:name="Замечание_20_Текст" style:display-name="Замечание Текст" style:family="paragraph" style:parent-style-name="Текст_20_абазца">
      <style:paragraph-properties fo:margin-left="2.011cm" fo:margin-right="0.924cm" fo:line-height="120%" fo:text-indent="0cm" style:auto-text-indent="false" fo:padding="0cm" fo:border="none" style:shadow="none"/>
      <style:text-properties style:font-name="Arial1" fo:font-size="10pt" fo:font-weight="bold" style:font-size-asian="10pt" style:font-weight-asian="bold" style:font-name-complex="Arial1" style:font-weight-complex="bold"/>
    </style:style>
    <style:style style:name="Нум._20_список" style:display-name="Нум. список" style:family="paragraph" style:parent-style-name="Текст_20_абазца">
      <style:paragraph-properties fo:line-height="100%"/>
      <style:text-properties style:font-name="Arial1" fo:font-size="10pt" style:font-size-asian="10pt" style:font-name-complex="Arial1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Перечень_20_рисунков" style:display-name="Перечень рисунков" style:family="paragraph" style:parent-style-name="Standard" style:next-style-name="Standard">
      <style:paragraph-properties fo:margin-left="0.85cm" fo:margin-right="0cm" fo:margin-top="0.212cm" fo:margin-bottom="0.212cm" fo:text-indent="-0.85cm" style:auto-text-indent="false">
        <style:tab-stops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Указатель_20_4" style:display-name="Указатель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Указатель_20_5" style:display-name="Указатель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Указатель_20_6" style:display-name="Указатель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Указатель_20_7" style:display-name="Указатель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Указатель_20_8" style:display-name="Указатель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Указатель_20_9" style:display-name="Указатель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Обычный_20__28_веб_29_" style:display-name="Обычный (веб)" style:family="paragraph" style:parent-style-name="Standard">
      <style:paragraph-properties fo:margin-top="0.106cm" fo:margin-bottom="0.106cm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Эпиграф-подпись" style:family="paragraph" style:parent-style-name="Эпиграф">
      <style:paragraph-properties fo:text-align="end" style:justify-single-word="false"/>
      <style:text-properties style:font-size-complex="10pt"/>
    </style:style>
    <style:style style:name="Описание_20_функций-членов" style:display-name="Описание функций-членов" style:family="paragraph" style:parent-style-name="Нум._20_список"/>
    <style:style style:name="Нум.Список_20_таблицы" style:display-name="Нум.Список таблицы" style:family="paragraph" style:parent-style-name="Текст_20_абазца">
      <style:paragraph-properties fo:margin-left="0.684cm" fo:margin-right="0cm" fo:text-indent="1.501cm" style:auto-text-indent="false">
        <style:tab-stops>
          <style:tab-stop style:position="0.684cm"/>
        </style:tab-stops>
      </style:paragraph-properties>
      <style:text-properties style:font-name="Arial1" fo:font-size="10pt" style:font-size-asian="10pt" style:font-name-complex="Arial1" style:font-size-complex="10pt"/>
    </style:style>
    <style:style style:name="Разделитель_20__22_звездочки_22_" style:display-name="Разделитель &quot;звездочки&quot;" style:family="paragraph" style:parent-style-name="Текст_20_абазца">
      <style:paragraph-properties fo:margin-left="0cm" fo:margin-right="0cm" fo:margin-top="0.847cm" fo:margin-bottom="0.212cm" fo:text-align="center" style:justify-single-word="false" fo:text-indent="0cm" style:auto-text-indent="false" fo:keep-with-next="always"/>
    </style:style>
    <style:style style:name="Приложение" style:family="paragraph" style:parent-style-name="Предисловие" style:next-style-name="Текст_20_абазца">
      <style:paragraph-properties fo:text-align="end" style:justify-single-word="false" fo:hyphenation-ladder-count="no-limit" fo:keep-with-next="always">
        <style:tab-stops>
          <style:tab-stop style:position="14.981cm"/>
        </style:tab-stops>
      </style:paragraph-properties>
      <style:text-properties fo:hyphenate="false" fo:hyphenation-remain-char-count="2" fo:hyphenation-push-char-count="2"/>
    </style:style>
    <style:style style:name="Прил-е" style:family="paragraph" style:parent-style-name="Приложение" style:next-style-name="Текст_20_абазца"/>
    <style:style style:name="Продолжение_20_списка_20_2" style:display-name="Продолжение списка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Продолжение_20_списка_20_3" style:display-name="Продолжение списка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Прил.Заг2" style:family="paragraph" style:parent-style-name="Standard">
      <style:paragraph-properties fo:margin-left="3.217cm" fo:margin-right="0cm" fo:text-indent="-1.947cm" style:auto-text-indent="false"/>
      <style:text-properties style:font-name="Arial1" fo:font-size="20pt" fo:font-weight="bold" style:font-size-asian="20pt" style:font-weight-asian="bold" style:font-name-complex="Arial1" style:font-size-complex="2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Листинг" style:family="paragraph" style:parent-style-name="Текст_20_абазца" style:class="text">
      <style:text-properties style:font-name="Courier New1" fo:font-weight="bold" style:font-weight-asian="bold" style:font-weight-complex="bold"/>
    </style:style>
    <style:style style:name="Замечание_20_Top" style:display-name="Замечание Top" style:family="paragraph" style:parent-style-name="Замечание_20_Текст" style:next-style-name="Замечание_20_Текст" style:master-page-name="">
      <style:paragraph-properties fo:orphans="4" fo:widows="4" style:page-number="auto" fo:padding="0cm" fo:border-left="none" fo:border-right="none" fo:border-top="0.035cm solid #000000" fo:border-bottom="none"/>
    </style:style>
    <style:style style:name="Замечание_20_Bottom" style:display-name="Замечание Bottom" style:family="paragraph" style:parent-style-name="Замечание_20_Текст" style:next-style-name="Текст_20_абазца">
      <style:paragraph-properties fo:padding="0cm" fo:border-left="none" fo:border-right="none" fo:border-top="none" fo:border-bottom="0.035cm solid #000000"/>
    </style:style>
    <style:style style:name="Заммечание" style:family="paragraph" style:parent-style-name="Замечание_20_Текст" style:next-style-name="Текст_20_абазца">
      <style:paragraph-properties fo:padding="0.049cm" fo:border-left="none" fo:border-right="none" fo:border-top="0.035cm solid #000000" fo:border-bottom="0.035cm solid #00000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WW8Num4z0" style:family="text">
      <style:text-properties style:font-name="Symbol"/>
    </style:style>
    <style:style style:name="WW8Num4z5" style:family="text">
      <style:text-properties style:font-name="Wingdings"/>
    </style:style>
    <style:style style:name="WW8Num4z7" style:family="text">
      <style:text-properties style:font-name="Courier New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Мнемоника" style:family="text" style:parent-style-name="Основной_20_шрифт_20_абзаца">
      <style:text-properties style:font-name="Courier New" fo:font-size="10pt" fo:language="en" fo:country="US" fo:font-weight="bold" style:font-size-asian="10.5pt" style:font-weight-asian="bold" style:font-name-complex="Courier New" style:font-size-complex="10pt" style:font-weight-complex="bold"/>
    </style:style>
    <style:style style:name="НазваниеОбъекта" style:family="text" style:parent-style-name="Основной_20_шрифт_20_абзаца">
      <style:text-properties style:font-name="Times New Roman" fo:font-size="10pt" fo:font-weight="bold" style:font-size-asian="10pt" style:font-weight-asian="bold"/>
    </style:style>
    <style:style style:name="Элемент_20_предметного_20_указателя" style:display-name="Элемент предметного указателя" style:family="text" style:parent-style-name="Основной_20_шрифт_20_абзаца">
      <style:text-properties style:font-name="Times New Roman" fo:font-size="12pt" style:font-size-asian="12pt"/>
    </style:style>
    <style:style style:name="Мнемоника_20_в_20_эл-тах_20_предметного_20_указателя" style:display-name="Мнемоника в эл-тах предметного указателя" style:family="text" style:parent-style-name="Основной_20_шрифт_20_абзаца">
      <style:text-properties style:font-name="Courier New" fo:font-size="8pt" style:font-size-asian="8pt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абазца_20_Знак" style:display-name="Текст абазца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Ссылка_20_на_20_название" style:display-name="Ссылка на название" style:family="text">
      <style:text-properties style:use-window-font-color="true" style:font-name="Times New Roman"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Имя_20_собственное" style:display-name="Имя собственное" style:family="text">
      <style:text-properties style:font-name="Arial1" fo:font-size="11pt" fo:language="en" fo:country="US" fo:font-weight="bold" style:font-size-asian="11pt" style:font-weight-asian="bold" style:font-size-complex="11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prefix="{" style:num-suffix="}" style:num-format="1">
        <style:list-level-properties text:list-level-position-and-space-mode="label-alignment">
          <style:list-level-label-alignment text:label-followed-by="listtab" text:list-tab-stop-position="1cm" fo:margin-left="1.4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8cm" fo:text-indent="-0.318cm" fo:margin-left="4.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2cm" fo:text-indent="-0.635cm" fo:margin-left="6.7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9cm" fo:text-indent="-0.318cm" fo:margin-left="7.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6cm" fo:text-indent="-0.635cm" fo:margin-left="9.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3cm" fo:text-indent="-0.635cm" fo:margin-left="10.5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cm" fo:text-indent="-0.318cm" fo:margin-left="11.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08fe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99cm" style:distance-after-sep="0.199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MP1">scmRTOS</text:p>
      </style:header>
      <style:footer>
        <text:p text:style-name="MP2"><text:page-number text:select-page="current">11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1">MSP430/<text:span text:style-name="MT1">GCC</text:span></text:p>
      </style:header>
      <style:footer>
        <text:p text:style-name="MP3"><text:page-number text:select-page="current">11</text:page-number></text:p>
      </style:footer>
    </style:master-page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7T18:03:28.46</meta:creation-date>
    <dc:date>2011-05-14T01:03:17</dc:date>
    <meta:editing-duration>PT59H04M19S</meta:editing-duration>
    <meta:editing-cycles>100</meta:editing-cycles>
    <meta:generator>OpenOffice.org/3.2$Unix OpenOffice.org_project/320m19$Build-9505</meta:generator>
    <dc:creator>Anton Gusev</dc:creator>
    <meta:document-statistic meta:table-count="2" meta:image-count="0" meta:object-count="0" meta:page-count="11" meta:paragraph-count="191" meta:word-count="1701" meta:character-count="15554"/>
  </office:meta>
</office:document-meta>
</file>